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umero Linhas</text:p>
          </table:table-cell>
          <table:table-cell office:value-type="string" calcext:value-type="string">
            <text:p>Numero Colun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.538" calcext:value-type="float">
            <text:p>1,538</text:p>
          </table:table-cell>
          <table:table-cell office:value-type="float" office:value="1.215" calcext:value-type="float">
            <text:p>1,215</text:p>
          </table:table-cell>
          <table:table-cell table:formula="of:=[.C2]/[.D2]" office:value-type="float" office:value="1.26584362139918" calcext:value-type="float">
            <text:p>1,26584362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3.787" calcext:value-type="float">
            <text:p>23,787</text:p>
          </table:table-cell>
          <table:table-cell office:value-type="float" office:value="19.377" calcext:value-type="float">
            <text:p>19,377</text:p>
          </table:table-cell>
          <table:table-cell table:formula="of:=[.C3]/[.D3]" office:value-type="float" office:value="1.22758941012541" calcext:value-type="float">
            <text:p>1,22758941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.214" calcext:value-type="float">
            <text:p>15,214</text:p>
          </table:table-cell>
          <table:table-cell office:value-type="float" office:value="12.039" calcext:value-type="float">
            <text:p>12,039</text:p>
          </table:table-cell>
          <table:table-cell table:formula="of:=[.C4]/[.D4]" office:value-type="float" office:value="1.26372622310823" calcext:value-type="float">
            <text:p>1,2637262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2:09:47.603751047</meta:creation-date>
    <meta:generator>LibreOffice/5.1.6.2$Linux_X86_64 LibreOffice_project/10m0$Build-2</meta:generator>
    <dc:date>2017-07-03T22:25:49.790185900</dc:date>
    <meta:editing-duration>PT16M1S</meta:editing-duration>
    <meta:editing-cycles>3</meta:editing-cycles>
    <meta:document-statistic meta:table-count="1" meta:cell-count="20" meta:object-count="0"/>
  </office:meta>
</office:document-meta>
</file>